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1.5cm" fo:min-width="16cm"/>
      <style:paragraph-properties style:writing-mode="lr-tb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1.25cm" fo:min-width="4.5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fill-color="#ffffd7" draw:textarea-horizontal-align="justify" draw:textarea-vertical-align="middle" draw:auto-grow-height="false" fo:min-height="0.5cm" fo:min-width="0.25cm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0.5cm" fo:min-width="4.75cm"/>
      <style:paragraph-properties style:writing-mode="lr-tb"/>
    </style:style>
    <style:style style:name="gr6" style:family="graphic" style:parent-style-name="standard">
      <style:graphic-properties draw:fill-color="#ffdbb6" draw:textarea-horizontal-align="justify" draw:textarea-vertical-align="middle" draw:auto-grow-height="false" fo:min-height="0.5cm" fo:min-width="3.25cm"/>
      <style:paragraph-properties style:writing-mode="lr-tb"/>
    </style:style>
    <style:style style:name="gr7" style:family="graphic" style:parent-style-name="standard">
      <style:graphic-properties draw:fill-color="#ffdbb6" draw:textarea-horizontal-align="justify" draw:textarea-vertical-align="middle" draw:auto-grow-height="false" fo:min-height="0.75cm" fo:min-width="4cm"/>
      <style:paragraph-properties style:writing-mode="lr-tb"/>
    </style:style>
    <style:style style:name="gr8" style:family="graphic" style:parent-style-name="objectwithoutfill">
      <style:graphic-properties draw:stroke="dash" draw:stroke-dash="Long_20_Dot" draw:fill="none" draw:textarea-vertical-align="middle"/>
    </style:style>
    <style:style style:name="gr9" style:family="graphic" style:parent-style-name="standard">
      <style:graphic-properties draw:fill-color="#cccccc" draw:opacity="43%" draw:textarea-horizontal-align="justify" draw:textarea-vertical-align="middle" draw:auto-grow-height="false" fo:min-height="0.25cm" fo:min-width="4.5cm"/>
      <style:paragraph-properties style:writing-mode="lr-tb"/>
    </style:style>
    <style:style style:name="gr10" style:family="graphic" style:parent-style-name="standard">
      <style:graphic-properties draw:fill-color="#fff5ce" draw:textarea-horizontal-align="justify" draw:textarea-vertical-align="middle" draw:auto-grow-height="false" fo:min-height="1.25cm" fo:min-width="4.5cm"/>
      <style:paragraph-properties style:writing-mode="lr-tb"/>
    </style:style>
    <style:style style:name="gr11" style:family="graphic" style:parent-style-name="standard">
      <style:graphic-properties draw:fill-color="#fff5ce" draw:textarea-horizontal-align="justify" draw:textarea-vertical-align="middle" draw:auto-grow-height="false" fo:min-height="0.5cm" fo:min-width="3.25cm"/>
      <style:paragraph-properties style:writing-mode="lr-tb"/>
    </style:style>
    <style:style style:name="gr12" style:family="graphic" style:parent-style-name="standard">
      <style:graphic-properties draw:fill-color="#fff5ce" draw:textarea-horizontal-align="justify" draw:textarea-vertical-align="middle" draw:auto-grow-height="false" fo:min-height="0.75cm" fo:min-width="4cm"/>
      <style:paragraph-properties style:writing-mode="lr-tb"/>
    </style:style>
    <style:style style:name="gr13" style:family="graphic" style:parent-style-name="standard">
      <style:graphic-properties draw:fill-color="#ffdbb6" draw:textarea-horizontal-align="justify" draw:textarea-vertical-align="middle" draw:auto-grow-height="false" fo:min-height="0.5cm" fo:min-width="6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ffdbb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d7"/>
      <style:paragraph-properties fo:text-align="center"/>
    </style:style>
    <style:style style:name="P6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loext:graphic-properties draw:fill-color="#cccccc" draw:opacity="43%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8" style:family="paragraph">
      <loext:graphic-properties draw:fill-color="#fff5ce"/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5cm" svg:height="1.75cm" svg:x="2.25cm" svg:y="1.5cm">
          <text:p text:style-name="P1">H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5cm" svg:height="1.5cm" svg:x="4.5cm" svg:y="5.3cm">
          <text:p text:style-name="P1">From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1.5cm" svg:x="11.75cm" svg:y="5.3cm">
          <text:p text:style-name="P1">To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75cm" svg:y1="6.05cm" svg:x2="11.5cm" svg:y2="6.05cm">
          <text:p/>
        </draw:line>
        <draw:custom-shape draw:style-name="gr4" draw:text-style-name="P5" draw:layer="layout" svg:width="0.75cm" svg:height="0.75cm" svg:x="8cm" svg:y="9.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25cm" svg:height="0.75cm" svg:x="9cm" svg:y="9.85cm">
          <text:p text:style-name="P1">Return?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75cm" svg:height="0.75cm" svg:x="9cm" svg:y="7.3cm"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cm" svg:x="5.55cm" svg:y="8.5cm">
          <text:p text:style-name="P1">Seats availabl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cm" svg:x="11.25cm" svg:y="8.55cm">
          <text:p text:style-name="P1">Seats taken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.25cm" svg:y1="11cm" svg:x2="19.75cm" svg:y2="11cm">
          <text:p/>
        </draw:line>
        <draw:custom-shape draw:style-name="gr9" draw:text-style-name="P7" draw:layer="layout" svg:width="5cm" svg:height="0.5cm" svg:x="8.75cm" svg:y="11.05cm">
          <text:p text:style-name="P6"><text:span text:style-name="T1">If return tru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cm" svg:height="1.5cm" svg:x="4.25cm" svg:y="12.55cm">
          <text:p text:style-name="P1">From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75cm" svg:y1="13.3cm" svg:x2="11.5cm" svg:y2="13.3cm">
          <text:p/>
        </draw:line>
        <draw:custom-shape draw:style-name="gr10" draw:text-style-name="P8" draw:layer="layout" svg:width="5cm" svg:height="1.5cm" svg:x="12cm" svg:y="12.55cm">
          <text:p text:style-name="P1">To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75cm" svg:height="0.75cm" svg:x="9cm" svg:y="14.55cm"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4.5cm" svg:height="1cm" svg:x="6cm" svg:y="15.55cm">
          <text:p text:style-name="P1">Seats available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4.5cm" svg:height="1cm" svg:x="11.5cm" svg:y="15.55cm">
          <text:p text:style-name="P1">Seats taken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6.75cm" svg:height="0.75cm" svg:x="7.5cm" svg:y="3.85cm">
          <text:p text:style-name="P1">Type of Ticke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8-05T07:49:13.464937524</meta:creation-date>
    <dc:date>2022-08-05T08:03:12.164192633</dc:date>
    <meta:editing-duration>PT3M28S</meta:editing-duration>
    <meta:editing-cycles>1</meta:editing-cycles>
    <meta:document-statistic meta:object-count="18"/>
    <meta:generator>LibreOffice/7.0.4.2$MacOSX_X86_64 LibreOffice_project/dcf040e67528d9187c66b2379df5ea4407429775</meta:generator>
  </office:meta>
</office:document-meta>
</file>